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5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829552000" calcext:value-type="float">
            <text:p>829552000</text:p>
          </table:table-cell>
          <table:table-cell office:value-type="float" office:value="829904000" calcext:value-type="float">
            <text:p>829904000</text:p>
          </table:table-cell>
          <table:table-cell office:value-type="float" office:value="829986000" calcext:value-type="float">
            <text:p>829986000</text:p>
          </table:table-cell>
          <table:table-cell office:value-type="float" office:value="829172000" calcext:value-type="float">
            <text:p>829172000</text:p>
          </table:table-cell>
          <table:table-cell office:value-type="float" office:value="829502000" calcext:value-type="float">
            <text:p>829502000</text:p>
          </table:table-cell>
          <table:table-cell office:value-type="float" office:value="829386000" calcext:value-type="float">
            <text:p>829386000</text:p>
          </table:table-cell>
          <table:table-cell office:value-type="float" office:value="829851000" calcext:value-type="float">
            <text:p>829851000</text:p>
          </table:table-cell>
          <table:table-cell office:value-type="float" office:value="829625000" calcext:value-type="float">
            <text:p>829625000</text:p>
          </table:table-cell>
          <table:table-cell office:value-type="float" office:value="829183000" calcext:value-type="float">
            <text:p>829183000</text:p>
          </table:table-cell>
          <table:table-cell office:value-type="float" office:value="829747000" calcext:value-type="float">
            <text:p>829747000</text:p>
          </table:table-cell>
          <table:table-cell office:value-type="float" office:value="830389000" calcext:value-type="float">
            <text:p>830389000</text:p>
          </table:table-cell>
          <table:table-cell office:value-type="float" office:value="829699000" calcext:value-type="float">
            <text:p>829699000</text:p>
          </table:table-cell>
          <table:table-cell office:value-type="float" office:value="829562000" calcext:value-type="float">
            <text:p>829562000</text:p>
          </table:table-cell>
          <table:table-cell office:value-type="float" office:value="828933000" calcext:value-type="float">
            <text:p>828933000</text:p>
          </table:table-cell>
          <table:table-cell office:value-type="float" office:value="829360000" calcext:value-type="float">
            <text:p>829360000</text:p>
          </table:table-cell>
          <table:table-cell office:value-type="float" office:value="829553000" calcext:value-type="float">
            <text:p>829553000</text:p>
          </table:table-cell>
          <table:table-cell office:value-type="float" office:value="829459000" calcext:value-type="float">
            <text:p>829459000</text:p>
          </table:table-cell>
          <table:table-cell office:value-type="float" office:value="829236000" calcext:value-type="float">
            <text:p>829236000</text:p>
          </table:table-cell>
          <table:table-cell office:value-type="float" office:value="829837000" calcext:value-type="float">
            <text:p>829837000</text:p>
          </table:table-cell>
          <table:table-cell office:value-type="float" office:value="829387000" calcext:value-type="float">
            <text:p>829387000</text:p>
          </table:table-cell>
          <table:table-cell office:value-type="float" office:value="834324000" calcext:value-type="float">
            <text:p>834324000</text:p>
          </table:table-cell>
          <table:table-cell table:number-columns-repeated="11" office:value-type="float" office:value="834325000" calcext:value-type="float">
            <text:p>834325000</text:p>
          </table:table-cell>
          <table:table-cell office:value-type="float" office:value="834324000" calcext:value-type="float">
            <text:p>834324000</text:p>
          </table:table-cell>
          <table:table-cell table:number-columns-repeated="5" office:value-type="float" office:value="834325000" calcext:value-type="float">
            <text:p>834325000</text:p>
          </table:table-cell>
          <table:table-cell office:value-type="float" office:value="834324000" calcext:value-type="float">
            <text:p>834324000</text:p>
          </table:table-cell>
          <table:table-cell office:value-type="float" office:value="834325000" calcext:value-type="float">
            <text:p>834325000</text:p>
          </table:table-cell>
          <table:table-cell office:value-type="float" office:value="834692000" calcext:value-type="float">
            <text:p>834692000</text:p>
          </table:table-cell>
          <table:table-cell office:value-type="float" office:value="834725000" calcext:value-type="float">
            <text:p>834725000</text:p>
          </table:table-cell>
          <table:table-cell office:value-type="float" office:value="834770000" calcext:value-type="float">
            <text:p>834770000</text:p>
          </table:table-cell>
          <table:table-cell office:value-type="float" office:value="834694000" calcext:value-type="float">
            <text:p>834694000</text:p>
          </table:table-cell>
          <table:table-cell office:value-type="float" office:value="834734000" calcext:value-type="float">
            <text:p>834734000</text:p>
          </table:table-cell>
          <table:table-cell office:value-type="float" office:value="834716000" calcext:value-type="float">
            <text:p>834716000</text:p>
          </table:table-cell>
          <table:table-cell office:value-type="float" office:value="834654000" calcext:value-type="float">
            <text:p>834654000</text:p>
          </table:table-cell>
          <table:table-cell office:value-type="float" office:value="834619000" calcext:value-type="float">
            <text:p>834619000</text:p>
          </table:table-cell>
          <table:table-cell office:value-type="float" office:value="834737000" calcext:value-type="float">
            <text:p>834737000</text:p>
          </table:table-cell>
          <table:table-cell office:value-type="float" office:value="834730000" calcext:value-type="float">
            <text:p>834730000</text:p>
          </table:table-cell>
          <table:table-cell office:value-type="float" office:value="834724000" calcext:value-type="float">
            <text:p>834724000</text:p>
          </table:table-cell>
          <table:table-cell office:value-type="float" office:value="834789000" calcext:value-type="float">
            <text:p>834789000</text:p>
          </table:table-cell>
          <table:table-cell office:value-type="float" office:value="834704000" calcext:value-type="float">
            <text:p>834704000</text:p>
          </table:table-cell>
          <table:table-cell office:value-type="float" office:value="834734000" calcext:value-type="float">
            <text:p>834734000</text:p>
          </table:table-cell>
          <table:table-cell office:value-type="float" office:value="834694000" calcext:value-type="float">
            <text:p>834694000</text:p>
          </table:table-cell>
          <table:table-cell office:value-type="float" office:value="834749000" calcext:value-type="float">
            <text:p>834749000</text:p>
          </table:table-cell>
          <table:table-cell office:value-type="float" office:value="834664000" calcext:value-type="float">
            <text:p>834664000</text:p>
          </table:table-cell>
          <table:table-cell office:value-type="float" office:value="834640000" calcext:value-type="float">
            <text:p>834640000</text:p>
          </table:table-cell>
          <table:table-cell office:value-type="float" office:value="834674000" calcext:value-type="float">
            <text:p>834674000</text:p>
          </table:table-cell>
          <table:table-cell office:value-type="float" office:value="834755000" calcext:value-type="float">
            <text:p>834755000</text:p>
          </table:table-cell>
          <table:table-cell table:number-columns-repeated="4" office:value-type="float" office:value="835530000" calcext:value-type="float">
            <text:p>835530000</text:p>
          </table:table-cell>
          <table:table-cell table:number-columns-repeated="6" office:value-type="float" office:value="835531000" calcext:value-type="float">
            <text:p>835531000</text:p>
          </table:table-cell>
          <table:table-cell office:value-type="float" office:value="835534000" calcext:value-type="float">
            <text:p>835534000</text:p>
          </table:table-cell>
          <table:table-cell table:number-columns-repeated="3" office:value-type="float" office:value="835531000" calcext:value-type="float">
            <text:p>835531000</text:p>
          </table:table-cell>
          <table:table-cell office:value-type="float" office:value="835532000" calcext:value-type="float">
            <text:p>835532000</text:p>
          </table:table-cell>
          <table:table-cell office:value-type="float" office:value="835531000" calcext:value-type="float">
            <text:p>835531000</text:p>
          </table:table-cell>
          <table:table-cell office:value-type="float" office:value="835533000" calcext:value-type="float">
            <text:p>835533000</text:p>
          </table:table-cell>
          <table:table-cell office:value-type="float" office:value="835539000" calcext:value-type="float">
            <text:p>835539000</text:p>
          </table:table-cell>
          <table:table-cell office:value-type="float" office:value="835532000" calcext:value-type="float">
            <text:p>835532000</text:p>
          </table:table-cell>
          <table:table-cell office:value-type="float" office:value="835530000" calcext:value-type="float">
            <text:p>835530000</text:p>
          </table:table-cell>
          <table:table-cell office:value-type="float" office:value="835529000" calcext:value-type="float">
            <text:p>835529000</text:p>
          </table:table-cell>
          <table:table-cell office:value-type="float" office:value="835539000" calcext:value-type="float">
            <text:p>835539000</text:p>
          </table:table-cell>
          <table:table-cell/>
          <table:table-cell table:formula="of:=MAX([.A4:.CD4])" office:value-type="float" office:value="835539000" calcext:value-type="float">
            <text:p>835539000</text:p>
          </table:table-cell>
          <table:table-cell table:number-columns-repeated="3"/>
        </table:table-row>
        <table:table-row table:style-name="ro1">
          <table:table-cell office:value-type="float" office:value="828469000" calcext:value-type="float">
            <text:p>828469000</text:p>
          </table:table-cell>
          <table:table-cell office:value-type="float" office:value="829043000" calcext:value-type="float">
            <text:p>829043000</text:p>
          </table:table-cell>
          <table:table-cell office:value-type="float" office:value="828676000" calcext:value-type="float">
            <text:p>828676000</text:p>
          </table:table-cell>
          <table:table-cell office:value-type="float" office:value="828741000" calcext:value-type="float">
            <text:p>828741000</text:p>
          </table:table-cell>
          <table:table-cell office:value-type="float" office:value="828402000" calcext:value-type="float">
            <text:p>828402000</text:p>
          </table:table-cell>
          <table:table-cell office:value-type="float" office:value="828695000" calcext:value-type="float">
            <text:p>828695000</text:p>
          </table:table-cell>
          <table:table-cell office:value-type="float" office:value="828568000" calcext:value-type="float">
            <text:p>828568000</text:p>
          </table:table-cell>
          <table:table-cell office:value-type="float" office:value="829085000" calcext:value-type="float">
            <text:p>829085000</text:p>
          </table:table-cell>
          <table:table-cell office:value-type="float" office:value="828494000" calcext:value-type="float">
            <text:p>828494000</text:p>
          </table:table-cell>
          <table:table-cell office:value-type="float" office:value="828324000" calcext:value-type="float">
            <text:p>828324000</text:p>
          </table:table-cell>
          <table:table-cell office:value-type="float" office:value="828674000" calcext:value-type="float">
            <text:p>828674000</text:p>
          </table:table-cell>
          <table:table-cell office:value-type="float" office:value="828734000" calcext:value-type="float">
            <text:p>828734000</text:p>
          </table:table-cell>
          <table:table-cell office:value-type="float" office:value="829087000" calcext:value-type="float">
            <text:p>829087000</text:p>
          </table:table-cell>
          <table:table-cell office:value-type="float" office:value="828891000" calcext:value-type="float">
            <text:p>828891000</text:p>
          </table:table-cell>
          <table:table-cell office:value-type="float" office:value="828713000" calcext:value-type="float">
            <text:p>828713000</text:p>
          </table:table-cell>
          <table:table-cell office:value-type="float" office:value="828644000" calcext:value-type="float">
            <text:p>828644000</text:p>
          </table:table-cell>
          <table:table-cell office:value-type="float" office:value="828539000" calcext:value-type="float">
            <text:p>828539000</text:p>
          </table:table-cell>
          <table:table-cell office:value-type="float" office:value="828768000" calcext:value-type="float">
            <text:p>828768000</text:p>
          </table:table-cell>
          <table:table-cell office:value-type="float" office:value="828391000" calcext:value-type="float">
            <text:p>828391000</text:p>
          </table:table-cell>
          <table:table-cell office:value-type="float" office:value="828876000" calcext:value-type="float">
            <text:p>828876000</text:p>
          </table:table-cell>
          <table:table-cell table:number-columns-repeated="20" office:value-type="float" office:value="833403000" calcext:value-type="float">
            <text:p>833403000</text:p>
          </table:table-cell>
          <table:table-cell office:value-type="float" office:value="834154000" calcext:value-type="float">
            <text:p>834154000</text:p>
          </table:table-cell>
          <table:table-cell office:value-type="float" office:value="834062000" calcext:value-type="float">
            <text:p>834062000</text:p>
          </table:table-cell>
          <table:table-cell office:value-type="float" office:value="834122000" calcext:value-type="float">
            <text:p>834122000</text:p>
          </table:table-cell>
          <table:table-cell office:value-type="float" office:value="834025000" calcext:value-type="float">
            <text:p>834025000</text:p>
          </table:table-cell>
          <table:table-cell office:value-type="float" office:value="834162000" calcext:value-type="float">
            <text:p>834162000</text:p>
          </table:table-cell>
          <table:table-cell office:value-type="float" office:value="833923000" calcext:value-type="float">
            <text:p>833923000</text:p>
          </table:table-cell>
          <table:table-cell office:value-type="float" office:value="834187000" calcext:value-type="float">
            <text:p>834187000</text:p>
          </table:table-cell>
          <table:table-cell office:value-type="float" office:value="834000000" calcext:value-type="float">
            <text:p>834000000</text:p>
          </table:table-cell>
          <table:table-cell office:value-type="float" office:value="834158000" calcext:value-type="float">
            <text:p>834158000</text:p>
          </table:table-cell>
          <table:table-cell office:value-type="float" office:value="834029000" calcext:value-type="float">
            <text:p>834029000</text:p>
          </table:table-cell>
          <table:table-cell office:value-type="float" office:value="833993000" calcext:value-type="float">
            <text:p>833993000</text:p>
          </table:table-cell>
          <table:table-cell office:value-type="float" office:value="833994000" calcext:value-type="float">
            <text:p>833994000</text:p>
          </table:table-cell>
          <table:table-cell office:value-type="float" office:value="834027000" calcext:value-type="float">
            <text:p>834027000</text:p>
          </table:table-cell>
          <table:table-cell office:value-type="float" office:value="834192000" calcext:value-type="float">
            <text:p>834192000</text:p>
          </table:table-cell>
          <table:table-cell office:value-type="float" office:value="833991000" calcext:value-type="float">
            <text:p>833991000</text:p>
          </table:table-cell>
          <table:table-cell office:value-type="float" office:value="834004000" calcext:value-type="float">
            <text:p>834004000</text:p>
          </table:table-cell>
          <table:table-cell office:value-type="float" office:value="834237000" calcext:value-type="float">
            <text:p>834237000</text:p>
          </table:table-cell>
          <table:table-cell office:value-type="float" office:value="833980000" calcext:value-type="float">
            <text:p>833980000</text:p>
          </table:table-cell>
          <table:table-cell office:value-type="float" office:value="834193000" calcext:value-type="float">
            <text:p>834193000</text:p>
          </table:table-cell>
          <table:table-cell office:value-type="float" office:value="834165000" calcext:value-type="float">
            <text:p>83416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table:number-columns-repeated="5" office:value-type="float" office:value="836267000" calcext:value-type="float">
            <text:p>836267000</text:p>
          </table:table-cell>
          <table:table-cell table:number-columns-repeated="2"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office:value-type="float" office:value="836267000" calcext:value-type="float">
            <text:p>836267000</text:p>
          </table:table-cell>
          <table:table-cell office:value-type="float" office:value="836275000" calcext:value-type="float">
            <text:p>836275000</text:p>
          </table:table-cell>
          <table:table-cell table:number-columns-repeated="3" office:value-type="float" office:value="836267000" calcext:value-type="float">
            <text:p>836267000</text:p>
          </table:table-cell>
          <table:table-cell table:number-columns-repeated="3" office:value-type="float" office:value="836275000" calcext:value-type="float">
            <text:p>836275000</text:p>
          </table:table-cell>
          <table:table-cell table:number-columns-repeated="2"/>
          <table:table-cell table:formula="of:=MAX([.A5:.CD5])" office:value-type="float" office:value="836275000" calcext:value-type="float">
            <text:p>836275000</text:p>
          </table:table-cell>
          <table:table-cell table:number-columns-repeated="3"/>
        </table:table-row>
        <table:table-row table:style-name="ro1">
          <table:table-cell office:value-type="float" office:value="825724000" calcext:value-type="float">
            <text:p>825724000</text:p>
          </table:table-cell>
          <table:table-cell office:value-type="float" office:value="825862000" calcext:value-type="float">
            <text:p>825862000</text:p>
          </table:table-cell>
          <table:table-cell office:value-type="float" office:value="826789000" calcext:value-type="float">
            <text:p>826789000</text:p>
          </table:table-cell>
          <table:table-cell office:value-type="float" office:value="826219000" calcext:value-type="float">
            <text:p>826219000</text:p>
          </table:table-cell>
          <table:table-cell office:value-type="float" office:value="826810000" calcext:value-type="float">
            <text:p>826810000</text:p>
          </table:table-cell>
          <table:table-cell office:value-type="float" office:value="825813000" calcext:value-type="float">
            <text:p>825813000</text:p>
          </table:table-cell>
          <table:table-cell office:value-type="float" office:value="826030000" calcext:value-type="float">
            <text:p>826030000</text:p>
          </table:table-cell>
          <table:table-cell office:value-type="float" office:value="826597000" calcext:value-type="float">
            <text:p>826597000</text:p>
          </table:table-cell>
          <table:table-cell office:value-type="float" office:value="826368000" calcext:value-type="float">
            <text:p>826368000</text:p>
          </table:table-cell>
          <table:table-cell office:value-type="float" office:value="826356000" calcext:value-type="float">
            <text:p>826356000</text:p>
          </table:table-cell>
          <table:table-cell office:value-type="float" office:value="825873000" calcext:value-type="float">
            <text:p>825873000</text:p>
          </table:table-cell>
          <table:table-cell office:value-type="float" office:value="826501000" calcext:value-type="float">
            <text:p>826501000</text:p>
          </table:table-cell>
          <table:table-cell office:value-type="float" office:value="826287000" calcext:value-type="float">
            <text:p>826287000</text:p>
          </table:table-cell>
          <table:table-cell office:value-type="float" office:value="826095000" calcext:value-type="float">
            <text:p>826095000</text:p>
          </table:table-cell>
          <table:table-cell office:value-type="float" office:value="826120000" calcext:value-type="float">
            <text:p>826120000</text:p>
          </table:table-cell>
          <table:table-cell office:value-type="float" office:value="825917000" calcext:value-type="float">
            <text:p>825917000</text:p>
          </table:table-cell>
          <table:table-cell office:value-type="float" office:value="826136000" calcext:value-type="float">
            <text:p>826136000</text:p>
          </table:table-cell>
          <table:table-cell office:value-type="float" office:value="826622000" calcext:value-type="float">
            <text:p>826622000</text:p>
          </table:table-cell>
          <table:table-cell office:value-type="float" office:value="826462000" calcext:value-type="float">
            <text:p>826462000</text:p>
          </table:table-cell>
          <table:table-cell office:value-type="float" office:value="826553000" calcext:value-type="float">
            <text:p>826553000</text:p>
          </table:table-cell>
          <table:table-cell table:number-columns-repeated="6" office:value-type="float" office:value="831894000" calcext:value-type="float">
            <text:p>831894000</text:p>
          </table:table-cell>
          <table:table-cell office:value-type="float" office:value="831888000" calcext:value-type="float">
            <text:p>831888000</text:p>
          </table:table-cell>
          <table:table-cell office:value-type="float" office:value="831894000" calcext:value-type="float">
            <text:p>831894000</text:p>
          </table:table-cell>
          <table:table-cell table:number-columns-repeated="3" office:value-type="float" office:value="831888000" calcext:value-type="float">
            <text:p>831888000</text:p>
          </table:table-cell>
          <table:table-cell table:number-columns-repeated="9" office:value-type="float" office:value="831894000" calcext:value-type="float">
            <text:p>831894000</text:p>
          </table:table-cell>
          <table:table-cell table:number-columns-repeated="2" office:value-type="float" office:value="833083000" calcext:value-type="float">
            <text:p>833083000</text:p>
          </table:table-cell>
          <table:table-cell office:value-type="float" office:value="832960000" calcext:value-type="float">
            <text:p>832960000</text:p>
          </table:table-cell>
          <table:table-cell office:value-type="float" office:value="833186000" calcext:value-type="float">
            <text:p>833186000</text:p>
          </table:table-cell>
          <table:table-cell office:value-type="float" office:value="833114000" calcext:value-type="float">
            <text:p>833114000</text:p>
          </table:table-cell>
          <table:table-cell office:value-type="float" office:value="832908000" calcext:value-type="float">
            <text:p>832908000</text:p>
          </table:table-cell>
          <table:table-cell office:value-type="float" office:value="833038000" calcext:value-type="float">
            <text:p>833038000</text:p>
          </table:table-cell>
          <table:table-cell office:value-type="float" office:value="832872000" calcext:value-type="float">
            <text:p>832872000</text:p>
          </table:table-cell>
          <table:table-cell office:value-type="float" office:value="833071000" calcext:value-type="float">
            <text:p>833071000</text:p>
          </table:table-cell>
          <table:table-cell office:value-type="float" office:value="833166000" calcext:value-type="float">
            <text:p>833166000</text:p>
          </table:table-cell>
          <table:table-cell office:value-type="float" office:value="833039000" calcext:value-type="float">
            <text:p>833039000</text:p>
          </table:table-cell>
          <table:table-cell office:value-type="float" office:value="833153000" calcext:value-type="float">
            <text:p>833153000</text:p>
          </table:table-cell>
          <table:table-cell office:value-type="float" office:value="832880000" calcext:value-type="float">
            <text:p>832880000</text:p>
          </table:table-cell>
          <table:table-cell office:value-type="float" office:value="833075000" calcext:value-type="float">
            <text:p>833075000</text:p>
          </table:table-cell>
          <table:table-cell office:value-type="float" office:value="832949000" calcext:value-type="float">
            <text:p>832949000</text:p>
          </table:table-cell>
          <table:table-cell office:value-type="float" office:value="832820000" calcext:value-type="float">
            <text:p>832820000</text:p>
          </table:table-cell>
          <table:table-cell office:value-type="float" office:value="833170000" calcext:value-type="float">
            <text:p>833170000</text:p>
          </table:table-cell>
          <table:table-cell office:value-type="float" office:value="833126000" calcext:value-type="float">
            <text:p>833126000</text:p>
          </table:table-cell>
          <table:table-cell office:value-type="float" office:value="833057000" calcext:value-type="float">
            <text:p>833057000</text:p>
          </table:table-cell>
          <table:table-cell office:value-type="float" office:value="833082000" calcext:value-type="float">
            <text:p>833082000</text:p>
          </table:table-cell>
          <table:table-cell office:value-type="float" office:value="832926000" calcext:value-type="float">
            <text:p>832926000</text:p>
          </table:table-cell>
          <table:table-cell table:number-columns-repeated="21" office:value-type="float" office:value="836620000" calcext:value-type="float">
            <text:p>836620000</text:p>
          </table:table-cell>
          <table:table-cell/>
          <table:table-cell table:formula="of:=MAX([.A6:.CD6])" office:value-type="float" office:value="836620000" calcext:value-type="float">
            <text:p>836620000</text:p>
          </table:table-cell>
          <table:table-cell/>
          <table:table-cell table:formula="of:=MAX([.CF4:.CF13])" office:value-type="float" office:value="838829000" calcext:value-type="float">
            <text:p>8.388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828943000" calcext:value-type="float">
            <text:p>828943000</text:p>
          </table:table-cell>
          <table:table-cell office:value-type="float" office:value="828499000" calcext:value-type="float">
            <text:p>828499000</text:p>
          </table:table-cell>
          <table:table-cell office:value-type="float" office:value="828811000" calcext:value-type="float">
            <text:p>828811000</text:p>
          </table:table-cell>
          <table:table-cell office:value-type="float" office:value="828421000" calcext:value-type="float">
            <text:p>828421000</text:p>
          </table:table-cell>
          <table:table-cell office:value-type="float" office:value="829019000" calcext:value-type="float">
            <text:p>829019000</text:p>
          </table:table-cell>
          <table:table-cell office:value-type="float" office:value="828156000" calcext:value-type="float">
            <text:p>828156000</text:p>
          </table:table-cell>
          <table:table-cell office:value-type="float" office:value="829233000" calcext:value-type="float">
            <text:p>829233000</text:p>
          </table:table-cell>
          <table:table-cell office:value-type="float" office:value="829500000" calcext:value-type="float">
            <text:p>829500000</text:p>
          </table:table-cell>
          <table:table-cell office:value-type="float" office:value="829345000" calcext:value-type="float">
            <text:p>829345000</text:p>
          </table:table-cell>
          <table:table-cell office:value-type="float" office:value="828700000" calcext:value-type="float">
            <text:p>828700000</text:p>
          </table:table-cell>
          <table:table-cell office:value-type="float" office:value="828981000" calcext:value-type="float">
            <text:p>828981000</text:p>
          </table:table-cell>
          <table:table-cell office:value-type="float" office:value="829272000" calcext:value-type="float">
            <text:p>829272000</text:p>
          </table:table-cell>
          <table:table-cell office:value-type="float" office:value="829159000" calcext:value-type="float">
            <text:p>829159000</text:p>
          </table:table-cell>
          <table:table-cell office:value-type="float" office:value="829148000" calcext:value-type="float">
            <text:p>829148000</text:p>
          </table:table-cell>
          <table:table-cell office:value-type="float" office:value="828657000" calcext:value-type="float">
            <text:p>828657000</text:p>
          </table:table-cell>
          <table:table-cell office:value-type="float" office:value="829166000" calcext:value-type="float">
            <text:p>829166000</text:p>
          </table:table-cell>
          <table:table-cell office:value-type="float" office:value="828483000" calcext:value-type="float">
            <text:p>828483000</text:p>
          </table:table-cell>
          <table:table-cell office:value-type="float" office:value="828498000" calcext:value-type="float">
            <text:p>828498000</text:p>
          </table:table-cell>
          <table:table-cell office:value-type="float" office:value="829336000" calcext:value-type="float">
            <text:p>829336000</text:p>
          </table:table-cell>
          <table:table-cell office:value-type="float" office:value="829417000" calcext:value-type="float">
            <text:p>829417000</text:p>
          </table:table-cell>
          <table:table-cell table:number-columns-repeated="21" office:value-type="float" office:value="834298000" calcext:value-type="float">
            <text:p>834298000</text:p>
          </table:table-cell>
          <table:table-cell office:value-type="float" office:value="835587000" calcext:value-type="float">
            <text:p>835587000</text:p>
          </table:table-cell>
          <table:table-cell office:value-type="float" office:value="835420000" calcext:value-type="float">
            <text:p>835420000</text:p>
          </table:table-cell>
          <table:table-cell office:value-type="float" office:value="835379000" calcext:value-type="float">
            <text:p>835379000</text:p>
          </table:table-cell>
          <table:table-cell office:value-type="float" office:value="835420000" calcext:value-type="float">
            <text:p>835420000</text:p>
          </table:table-cell>
          <table:table-cell office:value-type="float" office:value="835489000" calcext:value-type="float">
            <text:p>835489000</text:p>
          </table:table-cell>
          <table:table-cell office:value-type="float" office:value="835304000" calcext:value-type="float">
            <text:p>835304000</text:p>
          </table:table-cell>
          <table:table-cell office:value-type="float" office:value="835345000" calcext:value-type="float">
            <text:p>835345000</text:p>
          </table:table-cell>
          <table:table-cell office:value-type="float" office:value="835215000" calcext:value-type="float">
            <text:p>835215000</text:p>
          </table:table-cell>
          <table:table-cell office:value-type="float" office:value="835443000" calcext:value-type="float">
            <text:p>835443000</text:p>
          </table:table-cell>
          <table:table-cell office:value-type="float" office:value="835265000" calcext:value-type="float">
            <text:p>835265000</text:p>
          </table:table-cell>
          <table:table-cell office:value-type="float" office:value="835289000" calcext:value-type="float">
            <text:p>835289000</text:p>
          </table:table-cell>
          <table:table-cell office:value-type="float" office:value="835440000" calcext:value-type="float">
            <text:p>835440000</text:p>
          </table:table-cell>
          <table:table-cell office:value-type="float" office:value="835652000" calcext:value-type="float">
            <text:p>835652000</text:p>
          </table:table-cell>
          <table:table-cell office:value-type="float" office:value="835406000" calcext:value-type="float">
            <text:p>835406000</text:p>
          </table:table-cell>
          <table:table-cell office:value-type="float" office:value="835374000" calcext:value-type="float">
            <text:p>835374000</text:p>
          </table:table-cell>
          <table:table-cell office:value-type="float" office:value="835298000" calcext:value-type="float">
            <text:p>835298000</text:p>
          </table:table-cell>
          <table:table-cell office:value-type="float" office:value="835333000" calcext:value-type="float">
            <text:p>835333000</text:p>
          </table:table-cell>
          <table:table-cell office:value-type="float" office:value="835299000" calcext:value-type="float">
            <text:p>835299000</text:p>
          </table:table-cell>
          <table:table-cell office:value-type="float" office:value="835235000" calcext:value-type="float">
            <text:p>835235000</text:p>
          </table:table-cell>
          <table:table-cell office:value-type="float" office:value="835201000" calcext:value-type="float">
            <text:p>835201000</text:p>
          </table:table-cell>
          <table:table-cell table:number-columns-repeated="21" office:value-type="float" office:value="838527000" calcext:value-type="float">
            <text:p>838527000</text:p>
          </table:table-cell>
          <table:table-cell/>
          <table:table-cell table:formula="of:=MAX([.A7:.CD7])" office:value-type="float" office:value="838527000" calcext:value-type="float">
            <text:p>838527000</text:p>
          </table:table-cell>
          <table:table-cell table:number-columns-repeated="3"/>
        </table:table-row>
        <table:table-row table:style-name="ro1">
          <table:table-cell office:value-type="float" office:value="827738000" calcext:value-type="float">
            <text:p>827738000</text:p>
          </table:table-cell>
          <table:table-cell office:value-type="float" office:value="827293000" calcext:value-type="float">
            <text:p>827293000</text:p>
          </table:table-cell>
          <table:table-cell office:value-type="float" office:value="828893000" calcext:value-type="float">
            <text:p>828893000</text:p>
          </table:table-cell>
          <table:table-cell office:value-type="float" office:value="828909000" calcext:value-type="float">
            <text:p>828909000</text:p>
          </table:table-cell>
          <table:table-cell table:number-columns-repeated="2" office:value-type="float" office:value="827784000" calcext:value-type="float">
            <text:p>827784000</text:p>
          </table:table-cell>
          <table:table-cell office:value-type="float" office:value="828398000" calcext:value-type="float">
            <text:p>828398000</text:p>
          </table:table-cell>
          <table:table-cell office:value-type="float" office:value="827188000" calcext:value-type="float">
            <text:p>827188000</text:p>
          </table:table-cell>
          <table:table-cell office:value-type="float" office:value="828810000" calcext:value-type="float">
            <text:p>828810000</text:p>
          </table:table-cell>
          <table:table-cell office:value-type="float" office:value="827721000" calcext:value-type="float">
            <text:p>827721000</text:p>
          </table:table-cell>
          <table:table-cell office:value-type="float" office:value="827760000" calcext:value-type="float">
            <text:p>827760000</text:p>
          </table:table-cell>
          <table:table-cell office:value-type="float" office:value="827586000" calcext:value-type="float">
            <text:p>827586000</text:p>
          </table:table-cell>
          <table:table-cell office:value-type="float" office:value="827822000" calcext:value-type="float">
            <text:p>827822000</text:p>
          </table:table-cell>
          <table:table-cell office:value-type="float" office:value="827543000" calcext:value-type="float">
            <text:p>827543000</text:p>
          </table:table-cell>
          <table:table-cell office:value-type="float" office:value="827875000" calcext:value-type="float">
            <text:p>827875000</text:p>
          </table:table-cell>
          <table:table-cell office:value-type="float" office:value="827606000" calcext:value-type="float">
            <text:p>827606000</text:p>
          </table:table-cell>
          <table:table-cell office:value-type="float" office:value="827776000" calcext:value-type="float">
            <text:p>827776000</text:p>
          </table:table-cell>
          <table:table-cell office:value-type="float" office:value="827680000" calcext:value-type="float">
            <text:p>827680000</text:p>
          </table:table-cell>
          <table:table-cell office:value-type="float" office:value="828157000" calcext:value-type="float">
            <text:p>828157000</text:p>
          </table:table-cell>
          <table:table-cell office:value-type="float" office:value="828257000" calcext:value-type="float">
            <text:p>828257000</text:p>
          </table:table-cell>
          <table:table-cell office:value-type="float" office:value="827663000" calcext:value-type="float">
            <text:p>827663000</text:p>
          </table:table-cell>
          <table:table-cell office:value-type="float" office:value="838509000" calcext:value-type="float">
            <text:p>838509000</text:p>
          </table:table-cell>
          <table:table-cell office:value-type="float" office:value="838484000" calcext:value-type="float">
            <text:p>838484000</text:p>
          </table:table-cell>
          <table:table-cell office:value-type="float" office:value="838516000" calcext:value-type="float">
            <text:p>838516000</text:p>
          </table:table-cell>
          <table:table-cell office:value-type="float" office:value="838519000" calcext:value-type="float">
            <text:p>838519000</text:p>
          </table:table-cell>
          <table:table-cell office:value-type="float" office:value="838504000" calcext:value-type="float">
            <text:p>838504000</text:p>
          </table:table-cell>
          <table:table-cell office:value-type="float" office:value="838480000" calcext:value-type="float">
            <text:p>838480000</text:p>
          </table:table-cell>
          <table:table-cell office:value-type="float" office:value="838479000" calcext:value-type="float">
            <text:p>838479000</text:p>
          </table:table-cell>
          <table:table-cell office:value-type="float" office:value="838525000" calcext:value-type="float">
            <text:p>838525000</text:p>
          </table:table-cell>
          <table:table-cell office:value-type="float" office:value="838516000" calcext:value-type="float">
            <text:p>838516000</text:p>
          </table:table-cell>
          <table:table-cell office:value-type="float" office:value="838514000" calcext:value-type="float">
            <text:p>838514000</text:p>
          </table:table-cell>
          <table:table-cell office:value-type="float" office:value="838489000" calcext:value-type="float">
            <text:p>838489000</text:p>
          </table:table-cell>
          <table:table-cell office:value-type="float" office:value="838467000" calcext:value-type="float">
            <text:p>838467000</text:p>
          </table:table-cell>
          <table:table-cell office:value-type="float" office:value="838487000" calcext:value-type="float">
            <text:p>838487000</text:p>
          </table:table-cell>
          <table:table-cell office:value-type="float" office:value="838475000" calcext:value-type="float">
            <text:p>838475000</text:p>
          </table:table-cell>
          <table:table-cell office:value-type="float" office:value="838509000" calcext:value-type="float">
            <text:p>838509000</text:p>
          </table:table-cell>
          <table:table-cell office:value-type="float" office:value="838523000" calcext:value-type="float">
            <text:p>838523000</text:p>
          </table:table-cell>
          <table:table-cell office:value-type="float" office:value="838507000" calcext:value-type="float">
            <text:p>838507000</text:p>
          </table:table-cell>
          <table:table-cell office:value-type="float" office:value="838514000" calcext:value-type="float">
            <text:p>838514000</text:p>
          </table:table-cell>
          <table:table-cell office:value-type="float" office:value="838505000" calcext:value-type="float">
            <text:p>838505000</text:p>
          </table:table-cell>
          <table:table-cell office:value-type="float" office:value="838504000" calcext:value-type="float">
            <text:p>838504000</text:p>
          </table:table-cell>
          <table:table-cell office:value-type="float" office:value="838821000" calcext:value-type="float">
            <text:p>838821000</text:p>
          </table:table-cell>
          <table:table-cell office:value-type="float" office:value="838818000" calcext:value-type="float">
            <text:p>838818000</text:p>
          </table:table-cell>
          <table:table-cell office:value-type="float" office:value="838828000" calcext:value-type="float">
            <text:p>838828000</text:p>
          </table:table-cell>
          <table:table-cell office:value-type="float" office:value="838826000" calcext:value-type="float">
            <text:p>838826000</text:p>
          </table:table-cell>
          <table:table-cell office:value-type="float" office:value="838825000" calcext:value-type="float">
            <text:p>838825000</text:p>
          </table:table-cell>
          <table:table-cell office:value-type="float" office:value="838826000" calcext:value-type="float">
            <text:p>838826000</text:p>
          </table:table-cell>
          <table:table-cell office:value-type="float" office:value="838821000" calcext:value-type="float">
            <text:p>838821000</text:p>
          </table:table-cell>
          <table:table-cell office:value-type="float" office:value="838829000" calcext:value-type="float">
            <text:p>838829000</text:p>
          </table:table-cell>
          <table:table-cell office:value-type="float" office:value="838818000" calcext:value-type="float">
            <text:p>838818000</text:p>
          </table:table-cell>
          <table:table-cell office:value-type="float" office:value="838825000" calcext:value-type="float">
            <text:p>838825000</text:p>
          </table:table-cell>
          <table:table-cell table:number-columns-repeated="2" office:value-type="float" office:value="838826000" calcext:value-type="float">
            <text:p>838826000</text:p>
          </table:table-cell>
          <table:table-cell office:value-type="float" office:value="838818000" calcext:value-type="float">
            <text:p>838818000</text:p>
          </table:table-cell>
          <table:table-cell office:value-type="float" office:value="838825000" calcext:value-type="float">
            <text:p>838825000</text:p>
          </table:table-cell>
          <table:table-cell table:number-columns-repeated="2" office:value-type="float" office:value="838828000" calcext:value-type="float">
            <text:p>838828000</text:p>
          </table:table-cell>
          <table:table-cell office:value-type="float" office:value="838826000" calcext:value-type="float">
            <text:p>838826000</text:p>
          </table:table-cell>
          <table:table-cell office:value-type="float" office:value="838828000" calcext:value-type="float">
            <text:p>838828000</text:p>
          </table:table-cell>
          <table:table-cell office:value-type="float" office:value="838824000" calcext:value-type="float">
            <text:p>838824000</text:p>
          </table:table-cell>
          <table:table-cell table:number-columns-repeated="2" office:value-type="float" office:value="838828000" calcext:value-type="float">
            <text:p>838828000</text:p>
          </table:table-cell>
          <table:table-cell table:number-columns-repeated="2" office:value-type="float" office:value="838829000" calcext:value-type="float">
            <text:p>838829000</text:p>
          </table:table-cell>
          <table:table-cell office:value-type="float" office:value="838828000" calcext:value-type="float">
            <text:p>838828000</text:p>
          </table:table-cell>
          <table:table-cell office:value-type="float" office:value="838829000" calcext:value-type="float">
            <text:p>838829000</text:p>
          </table:table-cell>
          <table:table-cell office:value-type="float" office:value="838828000" calcext:value-type="float">
            <text:p>838828000</text:p>
          </table:table-cell>
          <table:table-cell table:number-columns-repeated="3" office:value-type="float" office:value="838829000" calcext:value-type="float">
            <text:p>838829000</text:p>
          </table:table-cell>
          <table:table-cell table:number-columns-repeated="2" office:value-type="float" office:value="838828000" calcext:value-type="float">
            <text:p>838828000</text:p>
          </table:table-cell>
          <table:table-cell table:number-columns-repeated="3" office:value-type="float" office:value="838829000" calcext:value-type="float">
            <text:p>838829000</text:p>
          </table:table-cell>
          <table:table-cell office:value-type="float" office:value="838828000" calcext:value-type="float">
            <text:p>838828000</text:p>
          </table:table-cell>
          <table:table-cell table:number-columns-repeated="2" office:value-type="float" office:value="838829000" calcext:value-type="float">
            <text:p>838829000</text:p>
          </table:table-cell>
          <table:table-cell office:value-type="float" office:value="838828000" calcext:value-type="float">
            <text:p>838828000</text:p>
          </table:table-cell>
          <table:table-cell table:number-columns-repeated="3" office:value-type="float" office:value="838829000" calcext:value-type="float">
            <text:p>838829000</text:p>
          </table:table-cell>
          <table:table-cell/>
          <table:table-cell table:formula="of:=MAX([.A8:.CD8])" office:value-type="float" office:value="838829000" calcext:value-type="float">
            <text:p>838829000</text:p>
          </table:table-cell>
          <table:table-cell/>
          <table:table-cell table:formula="of:= AVERAGE([.CF4:.CF13])" office:value-type="float" office:value="837345000" calcext:value-type="float">
            <text:p>8.373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831501000" calcext:value-type="float">
            <text:p>831501000</text:p>
          </table:table-cell>
          <table:table-cell office:value-type="float" office:value="830486000" calcext:value-type="float">
            <text:p>830486000</text:p>
          </table:table-cell>
          <table:table-cell office:value-type="float" office:value="830639000" calcext:value-type="float">
            <text:p>830639000</text:p>
          </table:table-cell>
          <table:table-cell office:value-type="float" office:value="831399000" calcext:value-type="float">
            <text:p>831399000</text:p>
          </table:table-cell>
          <table:table-cell office:value-type="float" office:value="831123000" calcext:value-type="float">
            <text:p>831123000</text:p>
          </table:table-cell>
          <table:table-cell office:value-type="float" office:value="830968000" calcext:value-type="float">
            <text:p>830968000</text:p>
          </table:table-cell>
          <table:table-cell office:value-type="float" office:value="831003000" calcext:value-type="float">
            <text:p>831003000</text:p>
          </table:table-cell>
          <table:table-cell office:value-type="float" office:value="830785000" calcext:value-type="float">
            <text:p>830785000</text:p>
          </table:table-cell>
          <table:table-cell office:value-type="float" office:value="831023000" calcext:value-type="float">
            <text:p>831023000</text:p>
          </table:table-cell>
          <table:table-cell office:value-type="float" office:value="831166000" calcext:value-type="float">
            <text:p>831166000</text:p>
          </table:table-cell>
          <table:table-cell office:value-type="float" office:value="831649000" calcext:value-type="float">
            <text:p>831649000</text:p>
          </table:table-cell>
          <table:table-cell office:value-type="float" office:value="831962000" calcext:value-type="float">
            <text:p>831962000</text:p>
          </table:table-cell>
          <table:table-cell office:value-type="float" office:value="830558000" calcext:value-type="float">
            <text:p>830558000</text:p>
          </table:table-cell>
          <table:table-cell office:value-type="float" office:value="830696000" calcext:value-type="float">
            <text:p>830696000</text:p>
          </table:table-cell>
          <table:table-cell office:value-type="float" office:value="830957000" calcext:value-type="float">
            <text:p>830957000</text:p>
          </table:table-cell>
          <table:table-cell office:value-type="float" office:value="831822000" calcext:value-type="float">
            <text:p>831822000</text:p>
          </table:table-cell>
          <table:table-cell office:value-type="float" office:value="831460000" calcext:value-type="float">
            <text:p>831460000</text:p>
          </table:table-cell>
          <table:table-cell office:value-type="float" office:value="831493000" calcext:value-type="float">
            <text:p>831493000</text:p>
          </table:table-cell>
          <table:table-cell office:value-type="float" office:value="831419000" calcext:value-type="float">
            <text:p>831419000</text:p>
          </table:table-cell>
          <table:table-cell office:value-type="float" office:value="830990000" calcext:value-type="float">
            <text:p>830990000</text:p>
          </table:table-cell>
          <table:table-cell office:value-type="float" office:value="836102000" calcext:value-type="float">
            <text:p>836102000</text:p>
          </table:table-cell>
          <table:table-cell table:number-columns-repeated="8" office:value-type="float" office:value="836103000" calcext:value-type="float">
            <text:p>836103000</text:p>
          </table:table-cell>
          <table:table-cell office:value-type="float" office:value="836102000" calcext:value-type="float">
            <text:p>836102000</text:p>
          </table:table-cell>
          <table:table-cell office:value-type="float" office:value="836103000" calcext:value-type="float">
            <text:p>836103000</text:p>
          </table:table-cell>
          <table:table-cell office:value-type="float" office:value="836102000" calcext:value-type="float">
            <text:p>836102000</text:p>
          </table:table-cell>
          <table:table-cell table:number-columns-repeated="5" office:value-type="float" office:value="836103000" calcext:value-type="float">
            <text:p>836103000</text:p>
          </table:table-cell>
          <table:table-cell office:value-type="float" office:value="836102000" calcext:value-type="float">
            <text:p>836102000</text:p>
          </table:table-cell>
          <table:table-cell table:number-columns-repeated="2" office:value-type="float" office:value="836103000" calcext:value-type="float">
            <text:p>836103000</text:p>
          </table:table-cell>
          <table:table-cell office:value-type="float" office:value="836449000" calcext:value-type="float">
            <text:p>836449000</text:p>
          </table:table-cell>
          <table:table-cell office:value-type="float" office:value="836410000" calcext:value-type="float">
            <text:p>836410000</text:p>
          </table:table-cell>
          <table:table-cell office:value-type="float" office:value="836499000" calcext:value-type="float">
            <text:p>836499000</text:p>
          </table:table-cell>
          <table:table-cell office:value-type="float" office:value="836446000" calcext:value-type="float">
            <text:p>836446000</text:p>
          </table:table-cell>
          <table:table-cell office:value-type="float" office:value="836561000" calcext:value-type="float">
            <text:p>836561000</text:p>
          </table:table-cell>
          <table:table-cell office:value-type="float" office:value="836564000" calcext:value-type="float">
            <text:p>836564000</text:p>
          </table:table-cell>
          <table:table-cell office:value-type="float" office:value="836516000" calcext:value-type="float">
            <text:p>836516000</text:p>
          </table:table-cell>
          <table:table-cell office:value-type="float" office:value="836469000" calcext:value-type="float">
            <text:p>836469000</text:p>
          </table:table-cell>
          <table:table-cell office:value-type="float" office:value="836487000" calcext:value-type="float">
            <text:p>836487000</text:p>
          </table:table-cell>
          <table:table-cell office:value-type="float" office:value="836478000" calcext:value-type="float">
            <text:p>836478000</text:p>
          </table:table-cell>
          <table:table-cell office:value-type="float" office:value="836528000" calcext:value-type="float">
            <text:p>836528000</text:p>
          </table:table-cell>
          <table:table-cell office:value-type="float" office:value="836450000" calcext:value-type="float">
            <text:p>836450000</text:p>
          </table:table-cell>
          <table:table-cell office:value-type="float" office:value="836503000" calcext:value-type="float">
            <text:p>836503000</text:p>
          </table:table-cell>
          <table:table-cell office:value-type="float" office:value="836538000" calcext:value-type="float">
            <text:p>836538000</text:p>
          </table:table-cell>
          <table:table-cell office:value-type="float" office:value="836480000" calcext:value-type="float">
            <text:p>836480000</text:p>
          </table:table-cell>
          <table:table-cell office:value-type="float" office:value="836463000" calcext:value-type="float">
            <text:p>836463000</text:p>
          </table:table-cell>
          <table:table-cell office:value-type="float" office:value="836524000" calcext:value-type="float">
            <text:p>836524000</text:p>
          </table:table-cell>
          <table:table-cell office:value-type="float" office:value="836498000" calcext:value-type="float">
            <text:p>836498000</text:p>
          </table:table-cell>
          <table:table-cell office:value-type="float" office:value="836466000" calcext:value-type="float">
            <text:p>836466000</text:p>
          </table:table-cell>
          <table:table-cell office:value-type="float" office:value="836519000" calcext:value-type="float">
            <text:p>836519000</text:p>
          </table:table-cell>
          <table:table-cell table:number-columns-repeated="21" office:value-type="float" office:value="837530000" calcext:value-type="float">
            <text:p>837530000</text:p>
          </table:table-cell>
          <table:table-cell table:number-columns-repeated="2"/>
          <table:table-cell table:formula="of:=MAX([.A9:.CD9])" office:value-type="float" office:value="837530000" calcext:value-type="float">
            <text:p>837530000</text:p>
          </table:table-cell>
          <table:table-cell/>
          <table:table-cell table:formula="of:=STDEV([.CF4:.CF13])" office:value-type="float" office:value="1249409.46050524" calcext:value-type="float">
            <text:p>1.249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826562000" calcext:value-type="float">
            <text:p>826562000</text:p>
          </table:table-cell>
          <table:table-cell office:value-type="float" office:value="827035000" calcext:value-type="float">
            <text:p>827035000</text:p>
          </table:table-cell>
          <table:table-cell office:value-type="float" office:value="827365000" calcext:value-type="float">
            <text:p>827365000</text:p>
          </table:table-cell>
          <table:table-cell office:value-type="float" office:value="826670000" calcext:value-type="float">
            <text:p>826670000</text:p>
          </table:table-cell>
          <table:table-cell office:value-type="float" office:value="826686000" calcext:value-type="float">
            <text:p>826686000</text:p>
          </table:table-cell>
          <table:table-cell office:value-type="float" office:value="826967000" calcext:value-type="float">
            <text:p>826967000</text:p>
          </table:table-cell>
          <table:table-cell office:value-type="float" office:value="827385000" calcext:value-type="float">
            <text:p>827385000</text:p>
          </table:table-cell>
          <table:table-cell office:value-type="float" office:value="826614000" calcext:value-type="float">
            <text:p>826614000</text:p>
          </table:table-cell>
          <table:table-cell table:number-columns-repeated="2" office:value-type="float" office:value="826436000" calcext:value-type="float">
            <text:p>826436000</text:p>
          </table:table-cell>
          <table:table-cell office:value-type="float" office:value="827912000" calcext:value-type="float">
            <text:p>827912000</text:p>
          </table:table-cell>
          <table:table-cell office:value-type="float" office:value="827201000" calcext:value-type="float">
            <text:p>827201000</text:p>
          </table:table-cell>
          <table:table-cell office:value-type="float" office:value="826710000" calcext:value-type="float">
            <text:p>826710000</text:p>
          </table:table-cell>
          <table:table-cell office:value-type="float" office:value="827134000" calcext:value-type="float">
            <text:p>827134000</text:p>
          </table:table-cell>
          <table:table-cell office:value-type="float" office:value="826053000" calcext:value-type="float">
            <text:p>826053000</text:p>
          </table:table-cell>
          <table:table-cell office:value-type="float" office:value="826551000" calcext:value-type="float">
            <text:p>826551000</text:p>
          </table:table-cell>
          <table:table-cell office:value-type="float" office:value="827684000" calcext:value-type="float">
            <text:p>827684000</text:p>
          </table:table-cell>
          <table:table-cell office:value-type="float" office:value="826372000" calcext:value-type="float">
            <text:p>826372000</text:p>
          </table:table-cell>
          <table:table-cell office:value-type="float" office:value="826836000" calcext:value-type="float">
            <text:p>826836000</text:p>
          </table:table-cell>
          <table:table-cell office:value-type="float" office:value="826934000" calcext:value-type="float">
            <text:p>826934000</text:p>
          </table:table-cell>
          <table:table-cell office:value-type="float" office:value="826952000" calcext:value-type="float">
            <text:p>826952000</text:p>
          </table:table-cell>
          <table:table-cell office:value-type="float" office:value="838663000" calcext:value-type="float">
            <text:p>838663000</text:p>
          </table:table-cell>
          <table:table-cell office:value-type="float" office:value="838661000" calcext:value-type="float">
            <text:p>838661000</text:p>
          </table:table-cell>
          <table:table-cell office:value-type="float" office:value="838667000" calcext:value-type="float">
            <text:p>838667000</text:p>
          </table:table-cell>
          <table:table-cell office:value-type="float" office:value="838658000" calcext:value-type="float">
            <text:p>838658000</text:p>
          </table:table-cell>
          <table:table-cell office:value-type="float" office:value="838659000" calcext:value-type="float">
            <text:p>838659000</text:p>
          </table:table-cell>
          <table:table-cell office:value-type="float" office:value="838665000" calcext:value-type="float">
            <text:p>838665000</text:p>
          </table:table-cell>
          <table:table-cell office:value-type="float" office:value="838659000" calcext:value-type="float">
            <text:p>838659000</text:p>
          </table:table-cell>
          <table:table-cell office:value-type="float" office:value="838663000" calcext:value-type="float">
            <text:p>838663000</text:p>
          </table:table-cell>
          <table:table-cell office:value-type="float" office:value="838659000" calcext:value-type="float">
            <text:p>838659000</text:p>
          </table:table-cell>
          <table:table-cell office:value-type="float" office:value="838655000" calcext:value-type="float">
            <text:p>838655000</text:p>
          </table:table-cell>
          <table:table-cell office:value-type="float" office:value="838662000" calcext:value-type="float">
            <text:p>838662000</text:p>
          </table:table-cell>
          <table:table-cell table:number-columns-repeated="2" office:value-type="float" office:value="838659000" calcext:value-type="float">
            <text:p>838659000</text:p>
          </table:table-cell>
          <table:table-cell office:value-type="float" office:value="838658000" calcext:value-type="float">
            <text:p>838658000</text:p>
          </table:table-cell>
          <table:table-cell office:value-type="float" office:value="838663000" calcext:value-type="float">
            <text:p>838663000</text:p>
          </table:table-cell>
          <table:table-cell office:value-type="float" office:value="838658000" calcext:value-type="float">
            <text:p>838658000</text:p>
          </table:table-cell>
          <table:table-cell office:value-type="float" office:value="838670000" calcext:value-type="float">
            <text:p>838670000</text:p>
          </table:table-cell>
          <table:table-cell office:value-type="float" office:value="838660000" calcext:value-type="float">
            <text:p>838660000</text:p>
          </table:table-cell>
          <table:table-cell office:value-type="float" office:value="838672000" calcext:value-type="float">
            <text:p>838672000</text:p>
          </table:table-cell>
          <table:table-cell office:value-type="float" office:value="838659000" calcext:value-type="float">
            <text:p>838659000</text:p>
          </table:table-cell>
          <table:table-cell table:number-columns-repeated="41" office:value-type="float" office:value="838672000" calcext:value-type="float">
            <text:p>838672000</text:p>
          </table:table-cell>
          <table:table-cell/>
          <table:table-cell table:formula="of:=MAX([.A10:.CD10])" office:value-type="float" office:value="838672000" calcext:value-type="float">
            <text:p>838672000</text:p>
          </table:table-cell>
          <table:table-cell table:number-columns-repeated="3"/>
        </table:table-row>
        <table:table-row table:style-name="ro1">
          <table:table-cell office:value-type="float" office:value="826968000" calcext:value-type="float">
            <text:p>826968000</text:p>
          </table:table-cell>
          <table:table-cell office:value-type="float" office:value="827860000" calcext:value-type="float">
            <text:p>827860000</text:p>
          </table:table-cell>
          <table:table-cell office:value-type="float" office:value="827561000" calcext:value-type="float">
            <text:p>827561000</text:p>
          </table:table-cell>
          <table:table-cell office:value-type="float" office:value="828024000" calcext:value-type="float">
            <text:p>828024000</text:p>
          </table:table-cell>
          <table:table-cell office:value-type="float" office:value="827234000" calcext:value-type="float">
            <text:p>827234000</text:p>
          </table:table-cell>
          <table:table-cell office:value-type="float" office:value="827731000" calcext:value-type="float">
            <text:p>827731000</text:p>
          </table:table-cell>
          <table:table-cell office:value-type="float" office:value="828120000" calcext:value-type="float">
            <text:p>828120000</text:p>
          </table:table-cell>
          <table:table-cell office:value-type="float" office:value="826978000" calcext:value-type="float">
            <text:p>826978000</text:p>
          </table:table-cell>
          <table:table-cell office:value-type="float" office:value="827737000" calcext:value-type="float">
            <text:p>827737000</text:p>
          </table:table-cell>
          <table:table-cell office:value-type="float" office:value="826886000" calcext:value-type="float">
            <text:p>826886000</text:p>
          </table:table-cell>
          <table:table-cell office:value-type="float" office:value="827072000" calcext:value-type="float">
            <text:p>827072000</text:p>
          </table:table-cell>
          <table:table-cell office:value-type="float" office:value="827659000" calcext:value-type="float">
            <text:p>827659000</text:p>
          </table:table-cell>
          <table:table-cell office:value-type="float" office:value="827807000" calcext:value-type="float">
            <text:p>827807000</text:p>
          </table:table-cell>
          <table:table-cell office:value-type="float" office:value="826803000" calcext:value-type="float">
            <text:p>826803000</text:p>
          </table:table-cell>
          <table:table-cell office:value-type="float" office:value="827208000" calcext:value-type="float">
            <text:p>827208000</text:p>
          </table:table-cell>
          <table:table-cell office:value-type="float" office:value="827300000" calcext:value-type="float">
            <text:p>827300000</text:p>
          </table:table-cell>
          <table:table-cell office:value-type="float" office:value="827454000" calcext:value-type="float">
            <text:p>827454000</text:p>
          </table:table-cell>
          <table:table-cell office:value-type="float" office:value="826752000" calcext:value-type="float">
            <text:p>826752000</text:p>
          </table:table-cell>
          <table:table-cell office:value-type="float" office:value="826990000" calcext:value-type="float">
            <text:p>826990000</text:p>
          </table:table-cell>
          <table:table-cell office:value-type="float" office:value="827778000" calcext:value-type="float">
            <text:p>827778000</text:p>
          </table:table-cell>
          <table:table-cell table:number-columns-repeated="61" office:value-type="float" office:value="837933000" calcext:value-type="float">
            <text:p>837933000</text:p>
          </table:table-cell>
          <table:table-cell table:number-columns-repeated="2"/>
          <table:table-cell table:formula="of:=MAX([.A11:.CD11])" office:value-type="float" office:value="837933000" calcext:value-type="float">
            <text:p>837933000</text:p>
          </table:table-cell>
          <table:table-cell table:number-columns-repeated="3"/>
        </table:table-row>
        <table:table-row table:style-name="ro1">
          <table:table-cell office:value-type="float" office:value="827870000" calcext:value-type="float">
            <text:p>827870000</text:p>
          </table:table-cell>
          <table:table-cell office:value-type="float" office:value="827932000" calcext:value-type="float">
            <text:p>827932000</text:p>
          </table:table-cell>
          <table:table-cell office:value-type="float" office:value="827576000" calcext:value-type="float">
            <text:p>827576000</text:p>
          </table:table-cell>
          <table:table-cell office:value-type="float" office:value="827918000" calcext:value-type="float">
            <text:p>827918000</text:p>
          </table:table-cell>
          <table:table-cell office:value-type="float" office:value="828204000" calcext:value-type="float">
            <text:p>828204000</text:p>
          </table:table-cell>
          <table:table-cell office:value-type="float" office:value="828436000" calcext:value-type="float">
            <text:p>828436000</text:p>
          </table:table-cell>
          <table:table-cell office:value-type="float" office:value="827191000" calcext:value-type="float">
            <text:p>827191000</text:p>
          </table:table-cell>
          <table:table-cell office:value-type="float" office:value="827644000" calcext:value-type="float">
            <text:p>827644000</text:p>
          </table:table-cell>
          <table:table-cell office:value-type="float" office:value="827477000" calcext:value-type="float">
            <text:p>827477000</text:p>
          </table:table-cell>
          <table:table-cell office:value-type="float" office:value="827887000" calcext:value-type="float">
            <text:p>827887000</text:p>
          </table:table-cell>
          <table:table-cell office:value-type="float" office:value="827820000" calcext:value-type="float">
            <text:p>827820000</text:p>
          </table:table-cell>
          <table:table-cell office:value-type="float" office:value="827826000" calcext:value-type="float">
            <text:p>827826000</text:p>
          </table:table-cell>
          <table:table-cell office:value-type="float" office:value="827259000" calcext:value-type="float">
            <text:p>827259000</text:p>
          </table:table-cell>
          <table:table-cell office:value-type="float" office:value="828438000" calcext:value-type="float">
            <text:p>828438000</text:p>
          </table:table-cell>
          <table:table-cell office:value-type="float" office:value="828138000" calcext:value-type="float">
            <text:p>828138000</text:p>
          </table:table-cell>
          <table:table-cell office:value-type="float" office:value="827637000" calcext:value-type="float">
            <text:p>827637000</text:p>
          </table:table-cell>
          <table:table-cell office:value-type="float" office:value="827513000" calcext:value-type="float">
            <text:p>827513000</text:p>
          </table:table-cell>
          <table:table-cell office:value-type="float" office:value="827855000" calcext:value-type="float">
            <text:p>827855000</text:p>
          </table:table-cell>
          <table:table-cell office:value-type="float" office:value="827358000" calcext:value-type="float">
            <text:p>827358000</text:p>
          </table:table-cell>
          <table:table-cell office:value-type="float" office:value="827494000" calcext:value-type="float">
            <text:p>827494000</text:p>
          </table:table-cell>
          <table:table-cell office:value-type="float" office:value="834816000" calcext:value-type="float">
            <text:p>834816000</text:p>
          </table:table-cell>
          <table:table-cell office:value-type="float" office:value="834820000" calcext:value-type="float">
            <text:p>834820000</text:p>
          </table:table-cell>
          <table:table-cell office:value-type="float" office:value="834786000" calcext:value-type="float">
            <text:p>834786000</text:p>
          </table:table-cell>
          <table:table-cell office:value-type="float" office:value="834826000" calcext:value-type="float">
            <text:p>834826000</text:p>
          </table:table-cell>
          <table:table-cell table:number-columns-repeated="2" office:value-type="float" office:value="834803000" calcext:value-type="float">
            <text:p>834803000</text:p>
          </table:table-cell>
          <table:table-cell office:value-type="float" office:value="834841000" calcext:value-type="float">
            <text:p>834841000</text:p>
          </table:table-cell>
          <table:table-cell office:value-type="float" office:value="834838000" calcext:value-type="float">
            <text:p>834838000</text:p>
          </table:table-cell>
          <table:table-cell office:value-type="float" office:value="834826000" calcext:value-type="float">
            <text:p>834826000</text:p>
          </table:table-cell>
          <table:table-cell office:value-type="float" office:value="834807000" calcext:value-type="float">
            <text:p>834807000</text:p>
          </table:table-cell>
          <table:table-cell office:value-type="float" office:value="834820000" calcext:value-type="float">
            <text:p>834820000</text:p>
          </table:table-cell>
          <table:table-cell office:value-type="float" office:value="834832000" calcext:value-type="float">
            <text:p>834832000</text:p>
          </table:table-cell>
          <table:table-cell office:value-type="float" office:value="834850000" calcext:value-type="float">
            <text:p>834850000</text:p>
          </table:table-cell>
          <table:table-cell office:value-type="float" office:value="834805000" calcext:value-type="float">
            <text:p>834805000</text:p>
          </table:table-cell>
          <table:table-cell office:value-type="float" office:value="834825000" calcext:value-type="float">
            <text:p>834825000</text:p>
          </table:table-cell>
          <table:table-cell office:value-type="float" office:value="834847000" calcext:value-type="float">
            <text:p>834847000</text:p>
          </table:table-cell>
          <table:table-cell office:value-type="float" office:value="834808000" calcext:value-type="float">
            <text:p>834808000</text:p>
          </table:table-cell>
          <table:table-cell office:value-type="float" office:value="834806000" calcext:value-type="float">
            <text:p>834806000</text:p>
          </table:table-cell>
          <table:table-cell office:value-type="float" office:value="834773000" calcext:value-type="float">
            <text:p>834773000</text:p>
          </table:table-cell>
          <table:table-cell office:value-type="float" office:value="834822000" calcext:value-type="float">
            <text:p>834822000</text:p>
          </table:table-cell>
          <table:table-cell table:number-columns-repeated="41" office:value-type="float" office:value="835601000" calcext:value-type="float">
            <text:p>835601000</text:p>
          </table:table-cell>
          <table:table-cell table:number-columns-repeated="2"/>
          <table:table-cell table:formula="of:=MAX([.A12:.CD12])" office:value-type="float" office:value="835601000" calcext:value-type="float">
            <text:p>835601000</text:p>
          </table:table-cell>
          <table:table-cell table:number-columns-repeated="3"/>
        </table:table-row>
        <table:table-row table:style-name="ro1">
          <table:table-cell office:value-type="float" office:value="830315000" calcext:value-type="float">
            <text:p>830315000</text:p>
          </table:table-cell>
          <table:table-cell office:value-type="float" office:value="830256000" calcext:value-type="float">
            <text:p>830256000</text:p>
          </table:table-cell>
          <table:table-cell office:value-type="float" office:value="830771000" calcext:value-type="float">
            <text:p>830771000</text:p>
          </table:table-cell>
          <table:table-cell office:value-type="float" office:value="830108000" calcext:value-type="float">
            <text:p>830108000</text:p>
          </table:table-cell>
          <table:table-cell office:value-type="float" office:value="829855000" calcext:value-type="float">
            <text:p>829855000</text:p>
          </table:table-cell>
          <table:table-cell office:value-type="float" office:value="830076000" calcext:value-type="float">
            <text:p>830076000</text:p>
          </table:table-cell>
          <table:table-cell office:value-type="float" office:value="830723000" calcext:value-type="float">
            <text:p>830723000</text:p>
          </table:table-cell>
          <table:table-cell office:value-type="float" office:value="830295000" calcext:value-type="float">
            <text:p>830295000</text:p>
          </table:table-cell>
          <table:table-cell office:value-type="float" office:value="830526000" calcext:value-type="float">
            <text:p>830526000</text:p>
          </table:table-cell>
          <table:table-cell office:value-type="float" office:value="830446000" calcext:value-type="float">
            <text:p>830446000</text:p>
          </table:table-cell>
          <table:table-cell office:value-type="float" office:value="830638000" calcext:value-type="float">
            <text:p>830638000</text:p>
          </table:table-cell>
          <table:table-cell office:value-type="float" office:value="830292000" calcext:value-type="float">
            <text:p>830292000</text:p>
          </table:table-cell>
          <table:table-cell office:value-type="float" office:value="830601000" calcext:value-type="float">
            <text:p>830601000</text:p>
          </table:table-cell>
          <table:table-cell office:value-type="float" office:value="831099000" calcext:value-type="float">
            <text:p>831099000</text:p>
          </table:table-cell>
          <table:table-cell office:value-type="float" office:value="831276000" calcext:value-type="float">
            <text:p>831276000</text:p>
          </table:table-cell>
          <table:table-cell office:value-type="float" office:value="830992000" calcext:value-type="float">
            <text:p>830992000</text:p>
          </table:table-cell>
          <table:table-cell office:value-type="float" office:value="830016000" calcext:value-type="float">
            <text:p>830016000</text:p>
          </table:table-cell>
          <table:table-cell office:value-type="float" office:value="830458000" calcext:value-type="float">
            <text:p>830458000</text:p>
          </table:table-cell>
          <table:table-cell office:value-type="float" office:value="830518000" calcext:value-type="float">
            <text:p>830518000</text:p>
          </table:table-cell>
          <table:table-cell office:value-type="float" office:value="830697000" calcext:value-type="float">
            <text:p>830697000</text:p>
          </table:table-cell>
          <table:table-cell office:value-type="float" office:value="835620000" calcext:value-type="float">
            <text:p>835620000</text:p>
          </table:table-cell>
          <table:table-cell office:value-type="float" office:value="835606000" calcext:value-type="float">
            <text:p>835606000</text:p>
          </table:table-cell>
          <table:table-cell office:value-type="float" office:value="835609000" calcext:value-type="float">
            <text:p>835609000</text:p>
          </table:table-cell>
          <table:table-cell office:value-type="float" office:value="835620000" calcext:value-type="float">
            <text:p>835620000</text:p>
          </table:table-cell>
          <table:table-cell office:value-type="float" office:value="835618000" calcext:value-type="float">
            <text:p>835618000</text:p>
          </table:table-cell>
          <table:table-cell office:value-type="float" office:value="835606000" calcext:value-type="float">
            <text:p>835606000</text:p>
          </table:table-cell>
          <table:table-cell office:value-type="float" office:value="835608000" calcext:value-type="float">
            <text:p>835608000</text:p>
          </table:table-cell>
          <table:table-cell office:value-type="float" office:value="835622000" calcext:value-type="float">
            <text:p>835622000</text:p>
          </table:table-cell>
          <table:table-cell office:value-type="float" office:value="835605000" calcext:value-type="float">
            <text:p>835605000</text:p>
          </table:table-cell>
          <table:table-cell office:value-type="float" office:value="835629000" calcext:value-type="float">
            <text:p>835629000</text:p>
          </table:table-cell>
          <table:table-cell office:value-type="float" office:value="835608000" calcext:value-type="float">
            <text:p>835608000</text:p>
          </table:table-cell>
          <table:table-cell office:value-type="float" office:value="835618000" calcext:value-type="float">
            <text:p>835618000</text:p>
          </table:table-cell>
          <table:table-cell office:value-type="float" office:value="835622000" calcext:value-type="float">
            <text:p>835622000</text:p>
          </table:table-cell>
          <table:table-cell office:value-type="float" office:value="835606000" calcext:value-type="float">
            <text:p>835606000</text:p>
          </table:table-cell>
          <table:table-cell office:value-type="float" office:value="835605000" calcext:value-type="float">
            <text:p>835605000</text:p>
          </table:table-cell>
          <table:table-cell office:value-type="float" office:value="835618000" calcext:value-type="float">
            <text:p>835618000</text:p>
          </table:table-cell>
          <table:table-cell office:value-type="float" office:value="835605000" calcext:value-type="float">
            <text:p>835605000</text:p>
          </table:table-cell>
          <table:table-cell office:value-type="float" office:value="835611000" calcext:value-type="float">
            <text:p>835611000</text:p>
          </table:table-cell>
          <table:table-cell office:value-type="float" office:value="835619000" calcext:value-type="float">
            <text:p>835619000</text:p>
          </table:table-cell>
          <table:table-cell office:value-type="float" office:value="835605000" calcext:value-type="float">
            <text:p>835605000</text:p>
          </table:table-cell>
          <table:table-cell office:value-type="float" office:value="836051000" calcext:value-type="float">
            <text:p>836051000</text:p>
          </table:table-cell>
          <table:table-cell office:value-type="float" office:value="836182000" calcext:value-type="float">
            <text:p>836182000</text:p>
          </table:table-cell>
          <table:table-cell office:value-type="float" office:value="836067000" calcext:value-type="float">
            <text:p>836067000</text:p>
          </table:table-cell>
          <table:table-cell office:value-type="float" office:value="836122000" calcext:value-type="float">
            <text:p>836122000</text:p>
          </table:table-cell>
          <table:table-cell office:value-type="float" office:value="836055000" calcext:value-type="float">
            <text:p>836055000</text:p>
          </table:table-cell>
          <table:table-cell office:value-type="float" office:value="836204000" calcext:value-type="float">
            <text:p>836204000</text:p>
          </table:table-cell>
          <table:table-cell office:value-type="float" office:value="836142000" calcext:value-type="float">
            <text:p>836142000</text:p>
          </table:table-cell>
          <table:table-cell office:value-type="float" office:value="836050000" calcext:value-type="float">
            <text:p>836050000</text:p>
          </table:table-cell>
          <table:table-cell office:value-type="float" office:value="835956000" calcext:value-type="float">
            <text:p>835956000</text:p>
          </table:table-cell>
          <table:table-cell office:value-type="float" office:value="836036000" calcext:value-type="float">
            <text:p>836036000</text:p>
          </table:table-cell>
          <table:table-cell office:value-type="float" office:value="836488000" calcext:value-type="float">
            <text:p>836488000</text:p>
          </table:table-cell>
          <table:table-cell office:value-type="float" office:value="836051000" calcext:value-type="float">
            <text:p>836051000</text:p>
          </table:table-cell>
          <table:table-cell office:value-type="float" office:value="836125000" calcext:value-type="float">
            <text:p>836125000</text:p>
          </table:table-cell>
          <table:table-cell office:value-type="float" office:value="836075000" calcext:value-type="float">
            <text:p>836075000</text:p>
          </table:table-cell>
          <table:table-cell office:value-type="float" office:value="836195000" calcext:value-type="float">
            <text:p>836195000</text:p>
          </table:table-cell>
          <table:table-cell office:value-type="float" office:value="836143000" calcext:value-type="float">
            <text:p>836143000</text:p>
          </table:table-cell>
          <table:table-cell office:value-type="float" office:value="836086000" calcext:value-type="float">
            <text:p>836086000</text:p>
          </table:table-cell>
          <table:table-cell office:value-type="float" office:value="836298000" calcext:value-type="float">
            <text:p>836298000</text:p>
          </table:table-cell>
          <table:table-cell office:value-type="float" office:value="836181000" calcext:value-type="float">
            <text:p>836181000</text:p>
          </table:table-cell>
          <table:table-cell office:value-type="float" office:value="835997000" calcext:value-type="float">
            <text:p>835997000</text:p>
          </table:table-cell>
          <table:table-cell table:number-columns-repeated="21" office:value-type="float" office:value="837924000" calcext:value-type="float">
            <text:p>837924000</text:p>
          </table:table-cell>
          <table:table-cell table:number-columns-repeated="2"/>
          <table:table-cell table:formula="of:=MAX([.A13:.CD13])" office:value-type="float" office:value="837924000" calcext:value-type="float">
            <text:p>837924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0:25.291729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1:42.756963233</dc:date>
    <meta:editing-duration>PT3M57S</meta:editing-duration>
    <meta:editing-cycles>2</meta:editing-cycles>
    <meta:generator>LibreOffice/5.1.6.2$Linux_X86_64 LibreOffice_project/10m0$Build-2</meta:generator>
    <meta:document-statistic meta:table-count="1" meta:cell-count="846" meta:object-count="0"/>
  </office:meta>
</office:document-meta>
</file>